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2024-12-17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54008" calcext:value-type="float">
            <text:p>110.55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2024-03-18 23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54008" calcext:value-type="float">
            <text:p>110.55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2022-12-07 20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54008" calcext:value-type="float">
            <text:p>110.55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2021-12-15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80272" calcext:value-type="float">
            <text:p>110.38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2020-12-11 22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09584" calcext:value-type="float">
            <text:p>110.20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2019-12-12 14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47912" calcext:value-type="float">
            <text:p>110.54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2018-12-11 22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12632" calcext:value-type="float">
            <text:p>110.21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2017-12-10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5096" calcext:value-type="float">
            <text:p>110.5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2016-12-08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5928" calcext:value-type="float">
            <text:p>110.67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2015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01024" calcext:value-type="float">
            <text:p>110.30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201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9856" calcext:value-type="float">
            <text:p>110.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201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80272" calcext:value-type="float">
            <text:p>110.38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201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76184" calcext:value-type="float">
            <text:p>109.67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201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60944" calcext:value-type="float">
            <text:p>109.66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201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54392" calcext:value-type="float">
            <text:p>109.05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2009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59904" calcext:value-type="float">
            <text:p>108.95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200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088" calcext:value-type="float">
            <text:p>108.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2007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41744" calcext:value-type="float">
            <text:p>108.44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200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6016" calcext:value-type="float">
            <text:p>107.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2005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516" calcext:value-type="float">
            <text:p>108.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2004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55816" calcext:value-type="float">
            <text:p>108.25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2003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67824" calcext:value-type="float">
            <text:p>111.36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2002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3384" calcext:value-type="float">
            <text:p>110.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200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06864" calcext:value-type="float">
            <text:p>111.30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200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0776" calcext:value-type="float">
            <text:p>107.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199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182" calcext:value-type="float">
            <text:p>107.51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199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4908" calcext:value-type="float">
            <text:p>110.74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1997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20608" calcext:value-type="float">
            <text:p>110.02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1996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11392" calcext:value-type="float">
            <text:p>107.91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1995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008" calcext:value-type="float">
            <text:p>107.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1994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89656" calcext:value-type="float">
            <text:p>104.68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1993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82592" calcext:value-type="float">
            <text:p>106.08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199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22344" calcext:value-type="float">
            <text:p>105.62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199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66312" calcext:value-type="float">
            <text:p>105.36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1988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7256" calcext:value-type="float">
            <text:p>104.53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1987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58736" calcext:value-type="float">
            <text:p>108.75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1986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82464" calcext:value-type="float">
            <text:p>106.58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1985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64688" calcext:value-type="float">
            <text:p>104.56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1985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46984" calcext:value-type="float">
            <text:p>104.64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1984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45816" calcext:value-type="float">
            <text:p>104.44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198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07488" calcext:value-type="float">
            <text:p>104.10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1980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6888" calcext:value-type="float">
            <text:p>103.11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197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11376" calcext:value-type="float">
            <text:p>103.21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1978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1404" calcext:value-type="float">
            <text:p>104.71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1977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1128" calcext:value-type="float">
            <text:p>102.75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1963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6" meta:object-count="0"/>
    <meta:user-defined meta:name="AppVersion">3.0</meta:user-defined>
  </office:meta>
</office:document-meta>
</file>